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ans1" svg:font-family="'Liberation Sans'"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e91d4" officeooo:paragraph-rsid="001e91d4"/>
    </style:style>
    <style:style style:name="P2" style:family="paragraph" style:parent-style-name="Standard">
      <style:paragraph-properties fo:line-height="200%" fo:text-align="center" style:justify-single-word="false"/>
      <style:text-properties officeooo:rsid="001e91d4" officeooo:paragraph-rsid="001e91d4"/>
    </style:style>
    <style:style style:name="P3" style:family="paragraph" style:parent-style-name="Standard">
      <style:paragraph-properties fo:line-height="200%" fo:text-align="start" style:justify-single-word="false"/>
      <style:text-properties officeooo:rsid="001e91d4" officeooo:paragraph-rsid="001e91d4"/>
    </style:style>
    <style:style style:name="P4" style:family="paragraph" style:parent-style-name="Standard">
      <style:paragraph-properties fo:line-height="200%" fo:text-align="start" style:justify-single-word="false"/>
      <style:text-properties officeooo:rsid="001ed785" officeooo:paragraph-rsid="001ed785"/>
    </style:style>
    <style:style style:name="P5" style:family="paragraph" style:parent-style-name="Standard">
      <style:paragraph-properties fo:line-height="200%" fo:text-align="start" style:justify-single-word="false"/>
      <style:text-properties officeooo:paragraph-rsid="001e91d4"/>
    </style:style>
    <style:style style:name="P6" style:family="paragraph" style:parent-style-name="Standard">
      <style:paragraph-properties fo:line-height="200%" fo:text-align="start" style:justify-single-word="false"/>
      <style:text-properties officeooo:paragraph-rsid="0020a78b"/>
    </style:style>
    <style:style style:name="T1" style:family="text">
      <style:text-properties officeooo:rsid="001e91d4"/>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e91d4"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fe857"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0.5pt" style:font-size-complex="12pt"/>
    </style:style>
    <style:style style:name="T6" style:family="text">
      <style:text-properties fo:font-variant="normal" fo:text-transform="none" fo:color="#000000" style:font-name="Liberation Serif" fo:font-size="12pt" fo:letter-spacing="normal" fo:font-style="normal" fo:font-weight="normal" officeooo:rsid="001ed785" style:font-size-asian="10.5pt" style:font-size-complex="12pt"/>
    </style:style>
    <style:style style:name="T7" style:family="text">
      <style:text-properties fo:font-variant="normal" fo:text-transform="none" fo:color="#000000" style:font-name="Liberation Serif" fo:font-size="12pt" fo:letter-spacing="normal" fo:font-style="normal" fo:font-weight="normal" officeooo:rsid="00205eaa" style:font-size-asian="10.5pt" style:font-size-complex="12pt"/>
    </style:style>
    <style:style style:name="T8" style:family="text">
      <style:text-properties fo:font-variant="normal" fo:text-transform="none" fo:color="#000000" style:font-name="Liberation Serif" fo:font-size="12pt" fo:letter-spacing="normal" fo:font-style="normal" fo:font-weight="normal" officeooo:rsid="00205eaa" style:font-size-asian="10.5pt" style:font-style-asian="normal" style:font-size-complex="12pt" style:font-style-complex="normal"/>
    </style:style>
    <style:style style:name="T9" style:family="text">
      <style:text-properties fo:font-variant="normal" fo:text-transform="none" fo:color="#000000" style:font-name="Liberation Serif" fo:font-size="12pt" fo:letter-spacing="normal" fo:font-style="italic" fo:font-weight="normal" officeooo:rsid="00205eaa" style:font-size-asian="10.5pt" style:font-style-asian="italic" style:font-size-complex="12pt" style:font-style-complex="italic"/>
    </style:style>
    <style:style style:name="T10" style:family="text">
      <style:text-properties fo:font-variant="normal" fo:text-transform="none" fo:color="#000000" style:font-name="Consolas" fo:font-size="10pt" fo:letter-spacing="normal" fo:font-style="normal" fo:font-weight="normal" style:font-size-asian="8.75pt" style:font-size-complex="10pt"/>
    </style:style>
    <style:style style:name="T11" style:family="text">
      <style:text-properties fo:font-variant="normal" fo:text-transform="none" fo:color="#000000" style:text-outline="false" style:text-line-through-styl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text-emphasize="none"/>
    </style:style>
    <style:style style:name="T12" style:family="text">
      <style:text-properties fo:font-variant="normal" fo:text-transform="none" fo:color="#000000" style:text-outline="false" style:text-line-through-style="none" style:font-name="Liberation Serif" fo:font-size="12pt" fo:letter-spacing="normal" fo:font-style="normal" fo:text-shadow="none" style:text-underline-style="none" fo:font-weight="normal" officeooo:rsid="00205eaa" style:font-size-asian="12pt" style:font-style-asian="normal" style:font-weight-asian="normal" style:font-size-complex="12pt" style:font-style-complex="normal" style:text-emphasize="none"/>
    </style:style>
    <style:style style:name="T13" style:family="text">
      <style:text-properties fo:font-variant="normal" fo:text-transform="none" fo:color="#000000" style:text-outline="false" style:text-line-through-style="none" style:font-name="Liberation Serif" fo:font-size="12pt" fo:letter-spacing="normal" fo:font-style="normal" fo:text-shadow="none" style:text-underline-style="none" fo:font-weight="normal" officeooo:rsid="0023abc0" style:font-size-asian="12pt" style:font-style-asian="normal" style:font-weight-asian="normal" style:font-size-complex="12pt" style:font-style-complex="normal" style:text-emphasize="none"/>
    </style:style>
    <text:list-style style:name="L1">
      <text:list-level-style-number text:level="1" text:style-name="Numbering_20_Symbols" style:num-suffix="." style:num-format="I">
        <style:list-level-properties text:space-before="0.4909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Howard</text:p>
      <text:p text:style-name="P1">CS 390-G</text:p>
      <text:p text:style-name="P1">Dr. Aaron Gordon</text:p>
      <text:p text:style-name="P1">Spring 2014</text:p>
      <text:p text:style-name="P2"/>
      <text:p text:style-name="P2">Spellcheck.c Writeup</text:p>
      <text:p text:style-name="P2"/>
      <text:p text:style-name="P5"><text:span text:style-name="T1">The objective of this program was to find if a user's word matched any of the words within a dictionary file. Parsing through the file a list of words was compiled that fell within a specified </text:span><text:span text:style-name="T2">Levenshtein distance. </text:span><text:span text:style-name="T3">This distance is the maximum number of edits to correct one word into another. If this distance was within a specified percentage threshold, it was added to an array. If the word was not found is Levenshtein array was printed to the console suggesting similar words to the user. </text:span><text:span text:style-name="T4">The lower the percentage threshold, the closer the suggested word must be to the original word.</text:span></text:p>
      <text:p text:style-name="P5"><text:span text:style-name="T3"/></text:p>
      <text:p text:style-name="P3"><text:span text:style-name="T2">This program was also written to be used in a parallel computational format using the Message Passing Interface library OpenMPI. When the program is run with </text:span><text:span text:style-name="T10">mpirun -np&lt;proccessor count&gt; spellcheck.exe</text:span><text:span text:style-name="T5"> the program is executed with the number of processors specified.</text:span></text:p>
      <text:p text:style-name="P3"><text:span text:style-name="T5"/></text:p>
      <text:p text:style-name="P3"><text:span text:style-name="T5">The parallel algorithm is as follows: The first thread (thread 0) is the Master thread and controls the input and done flag status of each t</text:span><text:span text:style-name="T6">hread. The last thread in the list (number of threads – 1) is used to compute the Levenshtein array. It runs through the array exactly like the serial version of the code does, however, while it is doing so it is also checking to see if the Master has given a update that the word has been found by the worker threads. If one of the worker threads has found the word, the Levenshtein thread breaks off its operation.</text:span></text:p>
      <text:p text:style-name="P3"><text:span text:style-name="T6"/></text:p>
      <text:p text:style-name="P4"><text:soft-page-break/><text:span text:style-name="T5">All remaining threads (in the case of four threads, 1 and 2) are going through a chunk of the file ((# of words in file) / (number of threads – 2)) to find the word. If the word is not found, they send a FOUND = 0 status to the Master thread.</text:span></text:p>
      <text:p text:style-name="P4"><text:span text:style-name="T5"/></text:p>
      <text:p text:style-name="P4"><text:span text:style-name="T5">If the word is not found by the Workers, the Levenshtein thread prints the array it gathered and computes in almost the exact same time as the sequential version.</text:span></text:p>
      <text:p text:style-name="P4"><text:span text:style-name="T5"/></text:p>
      <text:p text:style-name="P6"><text:span text:style-name="T7">As can be seen by the chart attached, the parallel timings were not substantially greater nor worse compared to the serial times. The serial algorithm </text:span><text:span text:style-name="T9">mainly</text:span><text:span text:style-name="T8"> computes faster, especially on smaller words, however the largest word in the dictionary, </text:span><text:span text:style-name="T11">pneumonoultramicroscopicsilicovolcanoconiosis </text:span><text:span text:style-name="T12">which is 45 letters long, took 0.87 seconds in parallel and 7.89 seconds in serial to find. On </text:span><text:span text:style-name="T13">finding</text:span><text:span text:style-name="T12"> very long words </text:span><text:span text:style-name="T13">that are actually in the list</text:span><text:span text:style-name="T12"> the parallel version is superior by a speedup of about 9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ce style:name="Liberation Sans1" svg:font-family="'Liberation Sans'"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6:55:03.624000000</meta:creation-date>
    <dc:date>2014-05-03T17:50:19.680000000</dc:date>
    <meta:editing-duration>PT25M2S</meta:editing-duration>
    <meta:editing-cycles>6</meta:editing-cycles>
    <meta:generator>LibreOffice/4.2.0.4$Windows_x86 LibreOffice_project/05dceb5d363845f2cf968344d7adab8dcfb2ba71</meta:generator>
    <meta:document-statistic meta:table-count="0" meta:image-count="0" meta:object-count="0" meta:page-count="2" meta:paragraph-count="11" meta:word-count="417" meta:character-count="2387" meta:non-whitespace-character-count="1979"/>
  </office:meta>
</office:document-meta>
</file>